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Default">
      <style:text-properties style:font-name="Times New Roman" fo:font-size="11pt" style:font-size-asian="11pt" style:font-name-complex="Times New Roman1" style:font-size-complex="11pt"/>
    </style:style>
    <style:style style:name="P3" style:family="paragraph" style:parent-style-name="Default">
      <style:text-properties style:font-name="Times New Roman" fo:font-size="11.5pt" style:font-size-asian="11.5pt" style:font-name-complex="Times New Roman1" style:font-size-complex="11.5pt"/>
    </style:style>
    <style:style style:name="P4" style:family="paragraph" style:parent-style-name="Default">
      <style:paragraph-properties fo:line-height="150%"/>
    </style:style>
    <style:style style:name="P5" style:family="paragraph" style:parent-style-name="Default">
      <style:paragraph-properties fo:line-height="115%"/>
    </style:style>
    <style:style style:name="P6" style:family="paragraph" style:parent-style-name="Default">
      <style:paragraph-properties fo:margin-left="2in" fo:margin-right="0in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7" style:family="paragraph" style:parent-style-name="Default">
      <style:paragraph-properties fo:margin-left="0.3752in" fo:margin-right="0in" fo:text-indent="-0.25in" style:auto-text-indent="false"/>
    </style:style>
    <style:style style:name="P8" style:family="paragraph" style:parent-style-name="Default">
      <style:paragraph-properties fo:margin-left="0.3752in" fo:margin-right="0in" fo:line-height="115%" fo:text-indent="-0.25in" style:auto-text-indent="false"/>
    </style:style>
    <style:style style:name="P9" style:family="paragraph" style:parent-style-name="Default">
      <style:paragraph-properties fo:margin-left="0.3752in" fo:margin-right="0in" fo:text-indent="-0.25in" style:auto-text-indent="false"/>
      <style:text-properties style:font-name="Times New Roman" fo:font-size="11pt" style:font-size-asian="11pt" style:font-name-complex="Times New Roman1" style:font-size-complex="11pt"/>
    </style:style>
    <style:style style:name="P10" style:family="paragraph" style:parent-style-name="Default" style:master-page-name="Standard">
      <style:paragraph-properties fo:text-align="center" style:justify-single-word="false" style:page-number="auto"/>
    </style:style>
    <style:style style:name="T1" style:family="text">
      <style:text-properties style:font-name="Lucida Sans Unicode" fo:font-size="21pt" style:font-size-asian="21pt" style:font-name-complex="Lucida Sans Unicode1" style:font-size-complex="21pt"/>
    </style:style>
    <style:style style:name="T2" style:family="text">
      <style:text-properties style:font-name="Times New Roman" fo:font-size="11pt" style:font-size-asian="11pt" style:font-name-complex="Times New Roman1" style:font-size-complex="11pt"/>
    </style:style>
    <style:style style:name="T3" style:family="text">
      <style:text-properties style:font-name="Times New Roman" fo:font-size="11pt" style:font-size-asian="11pt" style:font-name-complex="Times New Roman1" style:font-size-complex="11pt" style:font-weight-complex="bold"/>
    </style:style>
    <style:style style:name="T4" style:family="text">
      <style:text-properties style:font-name="Times New Roman" fo:font-size="11pt" style:font-size-asian="11pt" style:font-name-complex="Times New Roman1" style:font-size-complex="11pt" style:font-style-complex="italic"/>
    </style:style>
    <style:style style:name="T5" style:family="text"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T6" style:family="text">
      <style:text-properties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T7" style:family="text">
      <style:text-properties style:font-name="Times New Roman" fo:font-size="11pt" fo:font-style="italic" style:font-size-asian="11pt" style:font-style-asian="italic" style:font-name-complex="Times New Roman1" style:font-size-complex="11pt" style:font-style-complex="italic"/>
    </style:style>
    <style:style style:name="T8" style:family="text">
      <style:text-properties style:font-name="Times New Roman" fo:font-size="11.5pt" fo:font-weight="bold" style:font-size-asian="11.5pt" style:font-weight-asian="bold" style:font-name-complex="Times New Roman1" style:font-size-complex="11.5pt" style:font-weight-complex="bold"/>
    </style:style>
    <style:style style:name="T9" style:family="text">
      <style:text-properties style:font-name="Times New Roman" fo:font-weight="bold" style:font-weight-asian="bold" style:font-name-complex="Times New Roman1"/>
    </style:style>
    <style:style style:name="T10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Joseph Campbell </text:span></text:p>
      <text:p text:style-name="P6"/>
      <text:p text:style-name="Default"><text:span text:style-name="T8">EDUCATION </text:span></text:p>
      <text:p text:style-name="P3"/>
      <text:p text:style-name="Default"><text:span text:style-name="T6">Tufts University, </text:span><text:span text:style-name="T2">Medford, MA </text:span></text:p>
      <text:p text:style-name="Default"><text:span text:style-name="T2">Bachelor of Science (School of Engineering) in Computer Science, expected May 2018</text:span></text:p>
      <text:p text:style-name="P4"><text:span text:style-name="T2">GPA: 3.51, Dean’s List </text:span></text:p>
      <text:p text:style-name="Default"><text:span text:style-name="T5">Concord-Carlisle Regional High School,</text:span><text:span text:style-name="T2"> Concord, MA</text:span></text:p>
      <text:p text:style-name="Default"><text:span text:style-name="T2">Graduated June 2014, High Honors</text:span></text:p>
      <text:p text:style-name="P2"/>
      <text:p text:style-name="Default"><text:span text:style-name="T8">WORK EXPERIENCE </text:span></text:p>
      <text:p text:style-name="P3"/>
      <text:p text:style-name="Default"><text:span text:style-name="T6">Yonward Inc., </text:span><text:span text:style-name="T3">Cambridge, </text:span><text:span text:style-name="T2">MA </text:span></text:p>
      <text:p text:style-name="Default"><text:span text:style-name="T7">Intern, </text:span><text:span text:style-name="T4">summer 2015</text:span><text:span text:style-name="T2"> </text:span></text:p>
      <text:p text:style-name="P7"><text:span text:style-name="T2">• Created content for a newly developed app (Yonward)</text:span></text:p>
      <text:p text:style-name="P7"><text:span text:style-name="T2">• Beta-tested and reviewed an app in development <text:s/></text:span></text:p>
      <text:p text:style-name="P7"><text:span text:style-name="T2">• Assisted in gaining and maintaining corporate partnerships</text:span></text:p>
      <text:p text:style-name="P7"><text:span text:style-name="T2">• Designed and implemented marketing collateral for the app</text:span></text:p>
      <text:p text:style-name="P8"><text:span text:style-name="T2">• Assisted in the development of a web-app version of the mobile app using JavaScript and HTML/CSS</text:span></text:p>
      <text:p text:style-name="P5"><text:span text:style-name="T6">Great Brook Cross Country Ski Center, </text:span><text:span text:style-name="T2">Carlisle, MA </text:span></text:p>
      <text:p text:style-name="Default"><text:span text:style-name="T7">Employee, rental specialist</text:span><text:span text:style-name="T2">, winter 2014 </text:span></text:p>
      <text:p text:style-name="P7"><text:span text:style-name="T2">• Assisted customers by providing them with rental equipment for skiing</text:span></text:p>
      <text:p text:style-name="P8"><text:span text:style-name="T2">• Provided brief instruction to customers on skiing technique</text:span></text:p>
      <text:p text:style-name="P5"><text:span text:style-name="T6">Consulting Structural Engineer, </text:span><text:span text:style-name="T2">Acton, MA </text:span></text:p>
      <text:p text:style-name="Default"><text:span text:style-name="T7">Intern</text:span><text:span text:style-name="T2">, summer 2013 </text:span></text:p>
      <text:p text:style-name="P7"><text:span text:style-name="T2">• Organized and compiled a database of past and present clients of the company </text:span></text:p>
      <text:p text:style-name="P8"><text:span text:style-name="T2">• Assisted with field work and presentation preparation</text:span></text:p>
      <text:p text:style-name="P5"><text:span text:style-name="T6">Concord Country Club, </text:span><text:span text:style-name="T2">Concord, MA </text:span></text:p>
      <text:p text:style-name="Default"><text:span text:style-name="T7">Caddy</text:span><text:span text:style-name="T2">, summers 2012-2014</text:span></text:p>
      <text:p text:style-name="P7"><text:span text:style-name="T2">• Carried the bags of members of the club and gave general golf advice</text:span></text:p>
      <text:p text:style-name="P9"/>
      <text:p text:style-name="Default"><text:span text:style-name="T8">OTHER EXPERIENCE AND INVOLVEMENTS </text:span></text:p>
      <text:p text:style-name="P3"/>
      <text:p text:style-name="Default"><text:span text:style-name="T6">Engineers Without Borders (Tufts chapter), </text:span><text:span text:style-name="T7">Member</text:span><text:span text:style-name="T2">, 2014-2015</text:span></text:p>
      <text:p text:style-name="Default"><text:span text:style-name="T6">Tufts Ultimate Frisbee Club Team, </text:span><text:span text:style-name="T7">Member</text:span><text:span text:style-name="T2">, 2014-2015</text:span></text:p>
      <text:p text:style-name="Default"><text:span text:style-name="T6">Tufts Mountain Club, </text:span><text:span text:style-name="T7">Member</text:span><text:span text:style-name="T2">, 2014-2015</text:span></text:p>
      <text:p text:style-name="Default"><text:span text:style-name="T6">Habitat for Humanity, </text:span><text:span text:style-name="T7">Volunteer</text:span><text:span text:style-name="T2">, 2012</text:span></text:p>
      <text:p text:style-name="Default"><text:span text:style-name="T6">Miracle League Baseball, </text:span><text:span text:style-name="T7">Volunteer</text:span><text:span text:style-name="T2">, 2012-13</text:span></text:p>
      <text:p text:style-name="P3"/>
      <text:p text:style-name="Default"><text:span text:style-name="T8">SKILLS </text:span></text:p>
      <text:p text:style-name="P3"><text:bookmark text:name="_GoBack"/></text:p>
      <text:p text:style-name="Default"><text:span text:style-name="T6">Computer</text:span><text:span text:style-name="T2">: C++, MATLAB, Abode Photoshop, Microsoft Office, Microsoft Excel</text:span></text:p>
      <text:p text:style-name="P1"><text:span text:style-name="T9">Languages:</text:span><text:span text:style-name="T10"> Proficient in Fren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</meta:initial-creator>
    <meta:editing-cycles>9</meta:editing-cycles>
    <meta:creation-date>2015-09-22T03:00:00</meta:creation-date>
    <dc:date>2016-02-03T20:06:43.343445855</dc:date>
    <meta:editing-duration>PT2M12S</meta:editing-duration>
    <meta:generator>LibreOffice/4.3.3.2$Linux_x86 LibreOffice_project/430m0$Build-2</meta:generator>
    <meta:document-statistic meta:table-count="0" meta:image-count="0" meta:object-count="0" meta:page-count="1" meta:paragraph-count="35" meta:word-count="226" meta:character-count="1549" meta:non-whitespace-character-count="13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